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edFontCollection.setup( int start , FontInfo fontInf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nfiguredFontCollection.ConfiguredFontCollection( FontResolver fontResolver , List customFo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